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6177" officeooo:paragraph-rsid="000d6177"/>
    </style:style>
    <style:style style:name="P2" style:family="paragraph" style:parent-style-name="Standard">
      <style:paragraph-properties fo:text-align="center" style:justify-single-word="false"/>
      <style:text-properties officeooo:rsid="000d6177" officeooo:paragraph-rsid="000d6177"/>
    </style:style>
    <style:style style:name="P3" style:family="paragraph" style:parent-style-name="Standard">
      <style:text-properties officeooo:rsid="000ebdbb" officeooo:paragraph-rsid="000ebdbb"/>
    </style:style>
    <style:style style:name="P4" style:family="paragraph" style:parent-style-name="Standard" style:list-style-name="L2">
      <style:text-properties officeooo:rsid="000ebdbb" officeooo:paragraph-rsid="000ebdbb"/>
    </style:style>
    <style:style style:name="P5" style:family="paragraph" style:parent-style-name="Standard">
      <style:text-properties officeooo:rsid="000ebdbb" officeooo:paragraph-rsid="000fb917"/>
    </style:style>
    <style:style style:name="P6" style:family="paragraph" style:parent-style-name="Standard">
      <style:text-properties officeooo:rsid="000fb917" officeooo:paragraph-rsid="001033de"/>
    </style:style>
    <style:style style:name="P7" style:family="paragraph" style:parent-style-name="Standard">
      <style:text-properties officeooo:rsid="0011fee0" officeooo:paragraph-rsid="0012d3b9"/>
    </style:style>
    <style:style style:name="P8" style:family="paragraph" style:parent-style-name="Standard">
      <style:text-properties officeooo:rsid="00140ba7" officeooo:paragraph-rsid="00140ba7"/>
    </style:style>
    <style:style style:name="P9" style:family="paragraph" style:parent-style-name="Standard">
      <style:text-properties officeooo:rsid="00140ba7" officeooo:paragraph-rsid="00186d68"/>
    </style:style>
    <style:style style:name="P10" style:family="paragraph" style:parent-style-name="Standard">
      <style:text-properties officeooo:rsid="001636a6" officeooo:paragraph-rsid="001535e1"/>
    </style:style>
    <style:style style:name="P11" style:family="paragraph" style:parent-style-name="Standard">
      <style:text-properties officeooo:rsid="001636a6" officeooo:paragraph-rsid="001636a6"/>
    </style:style>
    <style:style style:name="P12" style:family="paragraph" style:parent-style-name="Standard">
      <style:text-properties officeooo:rsid="0017dc81" officeooo:paragraph-rsid="0017dc81"/>
    </style:style>
    <style:style style:name="P13" style:family="paragraph" style:parent-style-name="Standard">
      <style:text-properties officeooo:rsid="00186d68" officeooo:paragraph-rsid="00186d68"/>
    </style:style>
    <style:style style:name="P14" style:family="paragraph" style:parent-style-name="Heading_20_3">
      <style:paragraph-properties fo:break-before="page"/>
    </style:style>
    <style:style style:name="T1" style:family="text">
      <style:text-properties officeooo:rsid="000ebdbb"/>
    </style:style>
    <style:style style:name="T2" style:family="text">
      <style:text-properties officeooo:rsid="000fb917"/>
    </style:style>
    <style:style style:name="T3" style:family="text">
      <style:text-properties officeooo:rsid="001033de"/>
    </style:style>
    <style:style style:name="T4" style:family="text">
      <style:text-properties fo:font-style="italic" officeooo:rsid="001033de" style:font-style-asian="italic" style:font-style-complex="italic"/>
    </style:style>
    <style:style style:name="T5" style:family="text">
      <style:text-properties officeooo:rsid="0012d3b9"/>
    </style:style>
    <style:style style:name="T6" style:family="text">
      <style:text-properties officeooo:rsid="001535e1"/>
    </style:style>
    <style:style style:name="T7" style:family="text">
      <style:text-properties officeooo:rsid="001636a6"/>
    </style:style>
    <style:style style:name="T8" style:family="text">
      <style:text-properties fo:font-size="10pt" style:font-size-asian="10pt" style:font-size-complex="10pt"/>
    </style:style>
    <style:style style:name="T9" style:family="text">
      <style:text-properties style:text-position="super 58%"/>
    </style:style>
    <style:style style:name="T10" style:family="text">
      <style:text-properties style:text-position="super 58%" officeooo:rsid="001033de"/>
    </style:style>
    <style:style style:name="T11" style:family="text">
      <style:text-properties style:text-position="super 58%" officeooo:rsid="001535e1"/>
    </style:style>
    <style:style style:name="T12" style:family="text">
      <style:text-properties officeooo:rsid="0017dc81"/>
    </style:style>
    <style:style style:name="T13" style:family="text">
      <style:text-properties officeooo:rsid="00186d6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uper<text:span text:style-name="T1">p</text:span>hilosophers</text:p>
      <text:p text:style-name="P2">by Sven Nilsen, 2021</text:p>
      <text:p text:style-name="P1"/>
      <text:p text:style-name="P3">A superphilosopher has the following properties:</text:p>
      <text:p text:style-name="P3"/>
      <text:list xml:id="list1915201810432442376" text:style-name="L2">
        <text:list-item>
          <text:p text:style-name="P4">Deals with identity metaphysics on a pragmatic level</text:p>
        </text:list-item>
        <text:list-item>
          <text:p text:style-name="P4">Faces problems without relying on <text:span text:style-name="T13">answers from </text:span>culture or authority</text:p>
        </text:list-item>
        <text:list-item>
          <text:p text:style-name="P4">Has a “society to protect”</text:p>
        </text:list-item>
      </text:list>
      <text:p text:style-name="P3"/>
      <text:p text:style-name="P5">The superphilosopher is the analogue of a superhero<text:span text:style-name="T9"><text:reference-ref text:reference-format="text" text:ref-name="superhero">[1]</text:reference-ref></text:span> in philosophy. However, a superphilosopher does not have any superpowers or deals with supernatural<text:span text:style-name="T9"><text:reference-ref text:reference-format="text" text:ref-name="supernatural">[2]</text:reference-ref></text:span> phenomena. <text:span text:style-name="T12">T</text:span>he superphilosopher is just a normal person with a special interest of diving into a problem <text:span text:style-name="T2">of a particular importance for humanity.</text:span></text:p>
      <text:p text:style-name="P5"/>
      <text:p text:style-name="P5"><text:span text:style-name="T2">In that role, the person acts as a “superphilosopher”, where a battle is taking place between some kind of destructive force, which might be seen as built into philosophy, versus the future of humanity.</text:span></text:p>
      <text:p text:style-name="P3"/>
      <text:p text:style-name="P6">This destructive force, built into philosophy, is grounded in the fundamental problems of identity metaphysics<text:span text:style-name="T9"><text:reference-ref text:reference-format="text" text:ref-name="ship of theseus">[3]</text:reference-ref></text:span>. <text:span text:style-name="T3">The force is not inherently destructive, but emerges that way due to </text:span><text:span text:style-name="T4">untamedness</text:span><text:span text:style-name="T3">, a lack of understanding, or lack of information, to distinguish between significant states.</text:span></text:p>
      <text:p text:style-name="P6"/>
      <text:p text:style-name="P6"><text:span text:style-name="T3">For example, in the Everett interpretation of quantum mechanics</text:span><text:span text:style-name="T10"><text:reference-ref text:reference-format="text" text:ref-name="many-worlds interpretation">[4]</text:reference-ref></text:span><text:span text:style-name="T3">, an object is described using a wavefunction that evolves according to the Schrödinger equation</text:span><text:span text:style-name="T10"><text:reference-ref text:reference-format="text" text:ref-name="schrodinger equation">[5]</text:reference-ref></text:span><text:span text:style-name="T3">. Anything we learn about this object is an observable, which is calculated using the Born rule</text:span><text:span text:style-name="T10"><text:reference-ref text:reference-format="text" text:ref-name="born rule">[6]</text:reference-ref></text:span><text:span text:style-name="T3">. According to the Everett interpretation, the wavefunction is the object, while what we actually experience is just information about the object. </text:span></text:p>
      <text:p text:style-name="P6"/>
      <text:p text:style-name="P6"><text:span text:style-name="T3">This causes problems for the identity metaphysics since it is unsatisfactory to live in a world where memory, feelings, beliefs etc. emerges from observables of an underlying wavefunction, while there is no intrinsic information in the wavefunction that tells exactly which state we end up in.</text:span></text:p>
      <text:p text:style-name="P6"/>
      <text:p text:style-name="P7">One has to learn to think about objects using the language of physics and quantum mechanics.</text:p>
      <text:p text:style-name="P7"><text:span text:style-name="T5">This is not a problem in itself, but it displaces any society’s claim to ground itself metaphysically.</text:span></text:p>
      <text:p text:style-name="P7"/>
      <text:p text:style-name="P8">A society, <text:span text:style-name="T13">a word we use for something that is not well defined,</text:span> becomes like any other field of study in science. When there are multiple hypotheses, experiments are designed to distinguish between them. <text:span text:style-name="T13">H</text:span>ypotheses that survive <text:span text:style-name="T13">experiment</text:span>s are called theories. Any theory about how a society is related to reality, can be discussed relative to any other theory.</text:p>
      <text:p text:style-name="P8"/>
      <text:p text:style-name="P9">However, since society is influenced by powerful people that would like to push one narrative or another, <text:span text:style-name="T6">or some new technology might arrive which changes society over time</text:span><text:span text:style-name="T11"><text:reference-ref text:reference-format="text" text:ref-name="agi">[7]</text:reference-ref></text:span><text:span text:style-name="T6">, it is possible that suffering might be created from a drift in the semantics of society. This drift is difficult to avoid, precisely because there is no way for society to ground itself metaphysically. It follows that suffering also might exist within society due to injustice and requires criticism. All parts of society are up to debate and this naturally leads to semantic drift. This problem also exists at all scales of society, from physical particles to the entire world. It requires understanding from a pragmatic and moral perspective.</text:span></text:p>
      <text:p text:style-name="P9"/>
      <text:p text:style-name="P9"><text:span text:style-name="T6">Superphilosophers seek to understand better the parts of society, using a pragmatic and moral approach.</text:span></text:p>
      <text:h text:style-name="P14" text:outline-level="3">References:</text:h>
      <text:p text:style-name="P10"/>
      <text:p text:style-name="P11"><text:reference-mark-start text:name="superhero"/>[1]<text:reference-mark-end text:name="superhero"/><text:tab/>“Superhero”</text:p>
      <text:p text:style-name="P11"><text:tab/>Wikipedia</text:p>
      <text:p text:style-name="P11"><text:tab/><text:a xlink:type="simple" xlink:href="https://en.wikipedia.org/wiki/Superhero" text:style-name="Internet_20_link" text:visited-style-name="Visited_20_Internet_20_Link"><text:span text:style-name="T8">https://en.wikipedia.org/wiki/Superhero</text:span></text:a></text:p>
      <text:p text:style-name="P11"/>
      <text:p text:style-name="P12"><text:reference-mark-start text:name="supernatural"/>[2]<text:reference-mark-end text:name="supernatural"/><text:tab/>“Supernatural”</text:p>
      <text:p text:style-name="P12"><text:tab/>Wikipedia</text:p>
      <text:p text:style-name="P12"><text:tab/><text:a xlink:type="simple" xlink:href="https://en.wikipedia.org/wiki/Supernatural" text:style-name="Internet_20_link" text:visited-style-name="Visited_20_Internet_20_Link"><text:span text:style-name="T8">https://en.wikipedia.org/wiki/Supernatural</text:span></text:a></text:p>
      <text:p text:style-name="P12"/>
      <text:p text:style-name="P12"><text:reference-mark-start text:name="ship of theseus"/>[3]<text:reference-mark-end text:name="ship of theseus"/><text:tab/>“Ship of Theseus”</text:p>
      <text:p text:style-name="P12"><text:tab/>Wikipedia</text:p>
      <text:p text:style-name="P12"><text:tab/><text:a xlink:type="simple" xlink:href="https://en.wikipedia.org/wiki/Ship_of_Theseus" text:style-name="Internet_20_link" text:visited-style-name="Visited_20_Internet_20_Link"><text:span text:style-name="T8">https://en.wikipedia.org/wiki/Ship_of_Theseus</text:span></text:a></text:p>
      <text:p text:style-name="P12"/>
      <text:p text:style-name="P12"><text:reference-mark-start text:name="many-worlds interpretation"/>[4]<text:reference-mark-end text:name="many-worlds interpretation"/><text:tab/>“Many-worlds interpretation”</text:p>
      <text:p text:style-name="P12"><text:tab/>Wikipedia</text:p>
      <text:p text:style-name="P12"><text:tab/><text:a xlink:type="simple" xlink:href="https://en.wikipedia.org/wiki/Many-worlds_interpretation" text:style-name="Internet_20_link" text:visited-style-name="Visited_20_Internet_20_Link"><text:span text:style-name="T8">https://en.wikipedia.org/wiki/Many-worlds_interpretation</text:span></text:a></text:p>
      <text:p text:style-name="P12"/>
      <text:p text:style-name="P13"><text:reference-mark-start text:name="schrodinger equation"/>[5]<text:reference-mark-end text:name="schrodinger equation"/><text:tab/>“Schrödinger equation”</text:p>
      <text:p text:style-name="P13"><text:tab/>Wikipedia</text:p>
      <text:p text:style-name="P13"><text:tab/><text:a xlink:type="simple" xlink:href="https://en.wikipedia.org/wiki/Schrödinger_equation" text:style-name="Internet_20_link" text:visited-style-name="Visited_20_Internet_20_Link"><text:span text:style-name="T8">https://en.wikipedia.org/wiki/Schr%C3%B6dinger_equation</text:span></text:a></text:p>
      <text:p text:style-name="P13"/>
      <text:p text:style-name="P13"><text:reference-mark-start text:name="born rule"/>[6]<text:reference-mark-end text:name="born rule"/><text:tab/>“Born rule”</text:p>
      <text:p text:style-name="P13"><text:tab/>Wikipedia</text:p>
      <text:p text:style-name="P13"><text:tab/><text:a xlink:type="simple" xlink:href="https://en.wikipedia.org/wiki/Born_rule" text:style-name="Internet_20_link" text:visited-style-name="Visited_20_Internet_20_Link"><text:span text:style-name="T8">https://en.wikipedia.org/wiki/Born_rule</text:span></text:a></text:p>
      <text:p text:style-name="P13"/>
      <text:p text:style-name="P13"><text:reference-mark-start text:name="agi"/>[7]<text:reference-mark-end text:name="agi"/><text:tab/>“Artificial general intelligence”</text:p>
      <text:p text:style-name="P13"><text:tab/>Wikipedia</text:p>
      <text:p text:style-name="P13"><text:tab/><text:a xlink:type="simple" xlink:href="https://en.wikipedia.org/wiki/Artificial_general_intelligence" text:style-name="Internet_20_link" text:visited-style-name="Visited_20_Internet_20_Link"><text:span text:style-name="T8">https://en.wikipedia.org/wiki/Artificial_general_intelligence</text:span></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7T20:48:37.699089000</meta:creation-date>
    <dc:date>2021-07-27T23:12:21.266471000</dc:date>
    <meta:editing-duration>PT10M41S</meta:editing-duration>
    <meta:editing-cycles>1</meta:editing-cycles>
    <meta:document-statistic meta:table-count="0" meta:image-count="0" meta:object-count="0" meta:page-count="2" meta:paragraph-count="38" meta:word-count="523" meta:character-count="3702" meta:non-whitespace-character-count="3205"/>
    <meta:generator>LibreOffice/5.1.2.2$MacOSX_X86_64 LibreOffice_project/d3bf12ecb743fc0d20e0be0c58ca359301eb705f</meta:generator>
  </office:meta>
</office:document-meta>
</file>